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width="0.035cm" svg:stroke-color="#000000" draw:marker-start-width="0.252cm" draw:marker-end="Short_20_line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5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03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987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57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2cm"/>
    </style:style>
    <style:style style:name="gr12" style:family="graphic" style:parent-style-name="objectwithoutfill">
      <style:graphic-properties svg:stroke-width="0.035cm" svg:stroke-color="#000000" draw:marker-start-width="0.252cm" draw:marker-end="Diamond" draw:marker-end-width="0.352cm" draw:fill="none" draw:fill-color="#fffff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2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4cm" fo:min-width="0.2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7" style:family="graphic" style:parent-style-name="standard">
      <style:graphic-properties draw:stroke="none" svg:stroke-color="#000000" draw:fill="none" draw:fill-color="#ffffff" fo:min-height="0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6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7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3.5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1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254cm"/>
    </style:style>
    <style:style style:name="gr26" style:family="graphic" style:parent-style-name="objectwithoutfill">
      <style:graphic-properties draw:stroke="dash" draw:stroke-dash="Ultrafine_20_Dashed"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4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7pt" style:font-size-asian="7pt" style:font-size-complex="7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7pt"/>
    </style:style>
    <style:style style:name="P4" style:family="paragraph">
      <style:paragraph-properties fo:text-align="end"/>
      <style:text-properties fo:font-family="'Times New Roman'" style:font-style-name="Курсив" style:font-family-generic="roman" style:font-pitch="variable" fo:font-size="7pt"/>
    </style:style>
    <style:style style:name="P5" style:family="paragraph">
      <style:text-properties fo:font-family="'Times New Roman'" style:font-style-name="Курсив" style:font-family-generic="roman" style:font-pitch="variable" fo:font-size="12pt"/>
    </style:style>
    <style:style style:name="P6" style:family="paragraph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7" style:family="paragraph">
      <style:text-properties fo:font-family="'Times New Roman'" style:font-style-name="Курсив" style:font-family-generic="roman" style:font-pitch="variable" fo:font-size="10pt"/>
    </style:style>
    <style:style style:name="T1" style:family="text">
      <style:text-properties fo:font-family="'Times New Roman'" style:font-style-name="Курсив" style:font-family-generic="roman" style:font-pitch="variable" fo:font-size="7pt" style:font-size-asian="7pt" style:font-size-complex="7pt"/>
    </style:style>
    <style:style style:name="T2" style:family="text">
      <style:text-properties fo:font-family="'Times New Roman'" style:font-style-name="Курсив" style:font-family-generic="roman" style:font-pitch="variable" fo:font-size="12pt"/>
    </style:style>
    <style:style style:name="T3" style:family="text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T4" style:family="text">
      <style:text-properties fo:font-family="'Times New Roman'" style:font-style-name="Курсив" style:font-family-generic="roman" style:font-pitch="variable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3" draw:id="id13" draw:layer="layout" svg:width="2.1cm" svg:height="1.6cm" svg:x="14.024cm" svg:y="11.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4" draw:id="id4" draw:layer="layout" svg:width="1.5cm" svg:height="1.8cm" svg:x="2.199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2" draw:id="id2" draw:layer="layout" svg:width="1.5cm" svg:height="1.8cm" svg:x="6.099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7" draw:id="id7" draw:layer="layout" svg:width="1.5cm" svg:height="1.8cm" svg:x="9.623cm" svg:y="5.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9" draw:id="id9" draw:layer="layout" svg:width="1.5cm" svg:height="1.8cm" svg:x="14cm" svg:y="7.8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8" draw:id="id8" draw:layer="layout" svg:width="1.5cm" svg:height="1.8cm" svg:x="16.6cm" svg:y="5.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xml:id="id10" draw:id="id10" draw:layer="layout" svg:width="1.5cm" svg:height="1.8cm" svg:x="14.1cm" svg:y="2.4cm">
          <text:p/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g>
            <draw:custom-shape draw:style-name="gr1" draw:text-style-name="P1" draw:layer="layout" svg:width="0.425cm" svg:height="0.425cm" svg:x="10.82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4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82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4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1.67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09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67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09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82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4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82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48cm" svg:y="16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1.67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09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67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098cm" svg:y="16.67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3.02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4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02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4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87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9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7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9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02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4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02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48cm" svg:y="16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87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9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7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98cm" svg:y="16.67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5.32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4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32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4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6.17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59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17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59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32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4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32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48cm" svg:y="16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6.17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59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17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598cm" svg:y="16.67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3" xml:id="id14" draw:id="id14" draw:layer="layout" svg:width="2.257cm" svg:height="1.5cm" svg:x="9.866cm" svg:y="11.4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0.65cm" svg:height="0.333cm" svg:x="9.523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0.65cm" svg:height="0.334cm" svg:x="9.523cm" svg:y="12.2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257cm" svg:height="1.5cm" svg:x="5.419cm" svg:y="1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0.65cm" svg:height="0.333cm" svg:x="5.076cm" svg:y="13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5cm" svg:height="0.334cm" svg:x="5.076cm" svg:y="13.667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523cm" svg:y1="11.85cm" svg:x2="7.599cm" svg:y2="10.234cm" draw:start-shape="id1" draw:start-glue-point="3" draw:end-shape="id2" draw:end-glue-point="5" svg:d="m9523 11850h-962v-1616h-962">
          <text:p/>
        </draw:connector>
        <draw:connector draw:style-name="gr5" draw:text-style-name="P3" draw:layer="layout" svg:x1="5.076cm" svg:y1="13.25cm" svg:x2="3.699cm" svg:y2="10.234cm" draw:start-shape="id3" draw:start-glue-point="3" draw:end-shape="id4" svg:d="m5076 13250h-688v-3016h-689">
          <text:p/>
        </draw:connector>
        <draw:connector draw:style-name="gr5" draw:text-style-name="P3" draw:layer="layout" svg:x1="9.523cm" svg:y1="12.434cm" svg:x2="7.676cm" svg:y2="13.584cm" draw:start-shape="id5" draw:start-glue-point="3" draw:end-shape="id6" draw:end-glue-point="1" svg:d="m9523 12434h-924v1150h-923">
          <text:p/>
        </draw:connector>
        <draw:connector draw:style-name="gr5" draw:text-style-name="P3" draw:layer="layout" svg:x1="6.099cm" svg:y1="10.234cm" svg:x2="3.699cm" svg:y2="10.234cm" draw:start-shape="id2" draw:start-glue-point="7" draw:end-shape="id4" draw:end-glue-point="5" svg:d="m6099 10234h-2400">
          <text:p/>
        </draw:connector>
        <draw:connector draw:style-name="gr5" draw:text-style-name="P3" draw:layer="layout" svg:x1="6.099cm" svg:y1="10.234cm" svg:x2="9.623cm" svg:y2="6.3cm" draw:start-shape="id2" draw:start-glue-point="7" draw:end-shape="id7" draw:end-glue-point="7" svg:d="m6099 10234h-519v-3934h4043">
          <text:p/>
        </draw:connector>
        <draw:connector draw:style-name="gr5" draw:text-style-name="P3" draw:layer="layout" svg:x1="11.123cm" svg:y1="6.3cm" svg:x2="16.6cm" svg:y2="6.3cm" draw:start-shape="id7" draw:start-glue-point="5" draw:end-shape="id8" draw:end-glue-point="7" svg:d="m11123 6300h5477">
          <text:p/>
        </draw:connector>
        <draw:connector draw:style-name="gr5" draw:text-style-name="P3" draw:layer="layout" svg:x1="11.123cm" svg:y1="6.3cm" svg:x2="14cm" svg:y2="8.734cm" draw:start-shape="id7" draw:start-glue-point="5" draw:end-shape="id9" draw:end-glue-point="7" svg:d="m11123 6300h1438v2434h1439">
          <text:p/>
        </draw:connector>
        <draw:connector draw:style-name="gr5" draw:text-style-name="P3" draw:layer="layout" svg:x1="6.099cm" svg:y1="10.234cm" svg:x2="14.1cm" svg:y2="3.3cm" draw:start-shape="id2" draw:start-glue-point="7" draw:end-shape="id10" draw:end-glue-point="7" svg:d="m6099 10234h-519v-6934h8520">
          <text:p/>
        </draw:connector>
        <draw:connector draw:style-name="gr6" draw:text-style-name="P3" draw:layer="layout" svg:x1="12.564cm" svg:y1="6.273cm" svg:x2="12.6cm" svg:y2="3.9cm" draw:end-shape="id11" draw:end-glue-point="3" svg:d="m12564 6273v-848h36v-1525">
          <text:p/>
        </draw:connector>
        <draw:g>
          <draw:g>
            <draw:custom-shape draw:style-name="gr1" draw:text-style-name="P1" draw:layer="layout" svg:width="0.425cm" svg:height="0.425cm" svg:x="14.223cm" svg:y="17.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48cm" svg:y="17.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23cm" svg:y="18.3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48cm" svg:y="18.3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073cm" svg:y="17.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498cm" svg:y="17.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073cm" svg:y="18.3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498cm" svg:y="18.3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223cm" svg:y="18.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48cm" svg:y="18.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23cm" svg:y="19.1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48cm" svg:y="19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073cm" svg:y="18.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498cm" svg:y="18.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073cm" svg:y="19.1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498cm" svg:y="19.17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7.42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4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42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4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8.27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8.698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8.273cm" svg:y="15.8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8.698cm" svg:y="15.8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7.42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4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42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48cm" svg:y="16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8.273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8.698cm" svg:y="16.2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8.273cm" svg:y="16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8.698cm" svg:y="16.67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5" xml:id="id12" draw:id="id12" draw:layer="layout" svg:width="2.7cm" svg:height="0.8cm" svg:x="13.723cm" svg:y="17.3cm">
          <draw:text-box>
            <text:p><text:span text:style-name="T2">constellation</text:span></text:p>
          </draw:text-box>
        </draw:frame>
        <draw:frame draw:style-name="gr8" draw:text-style-name="P5" xml:id="id17" draw:id="id17" draw:layer="layout" svg:width="1.535cm" svg:height="0.734cm" svg:x="13.123cm" svg:y="14.771cm">
          <draw:text-box>
            <text:p><text:span text:style-name="T2">planet</text:span></text:p>
          </draw:text-box>
        </draw:frame>
        <draw:frame draw:style-name="gr9" draw:text-style-name="P5" xml:id="id15" draw:id="id15" draw:layer="layout" svg:width="2.487cm" svg:height="0.734cm" svg:x="14.936cm" svg:y="14.766cm">
          <draw:text-box>
            <text:p><text:span text:style-name="T2">sky_objects</text:span></text:p>
          </draw:text-box>
        </draw:frame>
        <draw:frame draw:style-name="gr10" draw:text-style-name="P5" xml:id="id16" draw:id="id16" draw:layer="layout" svg:width="2.077cm" svg:height="0.734cm" svg:x="17.223cm" svg:y="14.796cm">
          <draw:text-box>
            <text:p><text:span text:style-name="T2">view_obj</text:span></text:p>
          </draw:text-box>
        </draw:frame>
        <draw:frame draw:style-name="gr11" draw:text-style-name="P5" xml:id="id18" draw:id="id18" draw:layer="layout" svg:width="1.7cm" svg:height="0.734cm" svg:x="10.9cm" svg:y="14.766cm">
          <draw:text-box>
            <text:p><text:span text:style-name="T2">themes</text:span></text:p>
          </draw:text-box>
        </draw:frame>
        <draw:connector draw:style-name="gr12" draw:text-style-name="P1" draw:layer="layout" svg:x1="15.073cm" svg:y1="17.3cm" svg:x2="15.074cm" svg:y2="13cm" draw:start-shape="id12" draw:start-glue-point="0" draw:end-shape="id13" draw:end-glue-point="7" svg:d="m15073 17300v-2141h1v-2159">
          <text:p/>
        </draw:connector>
        <draw:connector draw:style-name="gr5" draw:text-style-name="P3" draw:layer="layout" svg:x1="12.123cm" svg:y1="12.184cm" svg:x2="14.024cm" svg:y2="12.2cm" draw:start-shape="id14" draw:start-glue-point="1" draw:end-shape="id13" draw:end-glue-point="6" svg:d="m12123 12184h950v16h951">
          <text:p/>
        </draw:connector>
        <draw:custom-shape draw:style-name="gr2" draw:text-style-name="P2" draw:layer="layout" svg:width="1.5cm" svg:height="1.8cm" svg:x="2.199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" draw:text-style-name="P1" draw:layer="layout" svg:width="0.6cm" svg:height="0.6cm" svg:x="14.5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75cm" svg:height="0.425cm" svg:x="14.725cm" svg:y="3.27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714cm" svg:height="0.734cm" svg:x="2.562cm" svg:y="8.7cm">
          <draw:text-box>
            <text:p><text:span text:style-name="T2">1</text:span></text:p>
          </draw:text-box>
        </draw:frame>
        <draw:frame draw:style-name="gr14" draw:text-style-name="P5" draw:layer="layout" svg:width="0.714cm" svg:height="0.734cm" svg:x="6.339cm" svg:y="12.234cm">
          <draw:text-box>
            <text:p><text:span text:style-name="T2">2</text:span></text:p>
          </draw:text-box>
        </draw:frame>
        <draw:frame draw:style-name="gr14" draw:text-style-name="P5" draw:layer="layout" svg:width="0.714cm" svg:height="0.734cm" svg:x="6.376cm" svg:y="8.734cm">
          <draw:text-box>
            <text:p><text:span text:style-name="T2">3</text:span></text:p>
          </draw:text-box>
        </draw:frame>
        <draw:frame draw:style-name="gr15" draw:text-style-name="P5" draw:layer="layout" svg:width="0.714cm" svg:height="0.734cm" svg:x="10.776cm" svg:y="10.5cm">
          <draw:text-box>
            <text:p><text:span text:style-name="T2">4</text:span></text:p>
          </draw:text-box>
        </draw:frame>
        <draw:frame draw:style-name="gr16" draw:text-style-name="P5" draw:layer="layout" svg:width="0.714cm" svg:height="0.734cm" svg:x="9.986cm" svg:y="4.8cm">
          <draw:text-box>
            <text:p><text:span text:style-name="T2">5</text:span></text:p>
          </draw:text-box>
        </draw:frame>
        <draw:frame draw:style-name="gr14" draw:text-style-name="P5" draw:layer="layout" svg:width="0.714cm" svg:height="0.734cm" svg:x="14.377cm" svg:y="1.734cm">
          <draw:text-box>
            <text:p><text:span text:style-name="T2">6</text:span></text:p>
          </draw:text-box>
        </draw:frame>
        <draw:frame draw:style-name="gr14" draw:text-style-name="P5" draw:layer="layout" svg:width="0.714cm" svg:height="0.734cm" svg:x="16.8cm" svg:y="4.7cm">
          <draw:text-box>
            <text:p><text:span text:style-name="T2">7</text:span></text:p>
          </draw:text-box>
        </draw:frame>
        <draw:frame draw:style-name="gr17" draw:text-style-name="P5" draw:layer="layout" svg:width="0.599cm" svg:height="0.734cm" svg:x="14.377cm" svg:y="7.2cm">
          <draw:text-box>
            <text:p><text:span text:style-name="T2">8</text:span></text:p>
          </draw:text-box>
        </draw:frame>
        <draw:connector draw:style-name="gr12" draw:text-style-name="P1" draw:layer="layout" draw:line-skew="0.462cm" svg:x1="16.179cm" svg:y1="14.766cm" svg:x2="15.075cm" svg:y2="13.009cm" draw:start-shape="id15" draw:start-glue-point="0" svg:d="m16179 14766v-666h-1104v-1091">
          <text:p/>
        </draw:connector>
        <draw:connector draw:style-name="gr12" draw:text-style-name="P1" draw:layer="layout" draw:line-skew="0.447cm" svg:x1="18.261cm" svg:y1="14.796cm" svg:x2="15.075cm" svg:y2="13.009cm" draw:start-shape="id16" draw:start-glue-point="0" svg:d="m18261 14796v-696h-3186v-1091">
          <text:p/>
        </draw:connector>
        <draw:connector draw:style-name="gr12" draw:text-style-name="P1" draw:layer="layout" draw:line-skew="0.46cm" svg:x1="13.89cm" svg:y1="14.771cm" svg:x2="15.075cm" svg:y2="13.009cm" draw:start-shape="id17" draw:start-glue-point="0" svg:d="m13890 14771v-671h1185v-1091">
          <text:p/>
        </draw:connector>
        <draw:connector draw:style-name="gr12" draw:text-style-name="P1" draw:layer="layout" draw:line-skew="0.477cm" svg:x1="11.75cm" svg:y1="14.766cm" svg:x2="15.075cm" svg:y2="13.009cm" draw:start-shape="id18" draw:start-glue-point="0" svg:d="m11750 14766v-651h3325v-1106">
          <text:p/>
        </draw:connector>
        <draw:frame draw:style-name="gr18" draw:text-style-name="P6" draw:layer="layout" svg:width="3.131cm" svg:height="1.445cm" svg:x="5.276cm" svg:y="11.055cm">
          <draw:text-box>
            <text:p><text:span text:style-name="T3">MainActivity.java</text:span></text:p>
            <text:p><text:span text:style-name="T3">GameActivity.java</text:span></text:p>
            <text:p text:style-name="P1"><text:span text:style-name="T3">...</text:span></text:p>
          </draw:text-box>
        </draw:frame>
        <draw:frame draw:style-name="gr19" draw:text-style-name="P7" draw:layer="layout" svg:width="3.224cm" svg:height="1.445cm" svg:x="9.4cm" svg:y="12.855cm">
          <draw:text-box>
            <text:p><text:span text:style-name="T4">MainActivity.class</text:span></text:p>
            <text:p><text:span text:style-name="T4">GameActivity.class</text:span></text:p>
            <text:p text:style-name="P1"><text:span text:style-name="T4">...</text:span></text:p>
          </draw:text-box>
        </draw:frame>
        <draw:frame draw:style-name="gr20" draw:text-style-name="P7" draw:layer="layout" svg:width="2.136cm" svg:height="1.843cm" svg:x="13.764cm" svg:y="9.5cm">
          <draw:text-box>
            <text:p><text:span text:style-name="T4">color.xml</text:span></text:p>
            <text:p><text:span text:style-name="T4">dimens.xml</text:span></text:p>
            <text:p><text:span text:style-name="T4">strings.xml</text:span></text:p>
            <text:p><text:span text:style-name="T4">style.xml</text:span></text:p>
          </draw:text-box>
        </draw:frame>
        <draw:frame draw:style-name="gr21" draw:text-style-name="P7" draw:layer="layout" svg:width="1.285cm" svg:height="1.445cm" svg:x="14.2cm" svg:y="4.155cm">
          <draw:text-box>
            <text:p><text:span text:style-name="T4">*.gif</text:span></text:p>
            <text:p><text:span text:style-name="T4">*.jpg</text:span></text:p>
            <text:p><text:span text:style-name="T4">*.png</text:span></text:p>
          </draw:text-box>
        </draw:frame>
        <draw:frame draw:style-name="gr22" draw:text-style-name="P7" draw:layer="layout" svg:width="3.106cm" svg:height="1.445cm" svg:x="8.794cm" svg:y="7.1cm">
          <draw:text-box>
            <text:p><text:span text:style-name="T4">activity_main.xml</text:span></text:p>
            <text:p><text:span text:style-name="T4">activity_game.xml</text:span></text:p>
            <text:p text:style-name="P1"><text:span text:style-name="T4">...</text:span></text:p>
          </draw:text-box>
        </draw:frame>
        <draw:frame draw:style-name="gr23" draw:text-style-name="P7" draw:layer="layout" svg:width="4.003cm" svg:height="1.843cm" svg:x="15.8cm" svg:y="7.1cm">
          <draw:text-box>
            <text:p><text:span text:style-name="T4">btn_bg_main.xml</text:span></text:p>
            <text:p><text:span text:style-name="T4">btn_bg_view_object.xml</text:span></text:p>
            <text:p><text:span text:style-name="T4">linearlayout_bg.xml</text:span></text:p>
            <text:p><text:span text:style-name="T4">tab_bg.xml</text:span></text:p>
          </draw:text-box>
        </draw:frame>
        <draw:frame draw:style-name="gr24" draw:text-style-name="P7" draw:layer="layout" svg:width="2.661cm" svg:height="1.445cm" svg:x="1.515cm" svg:y="11.1cm">
          <draw:text-box>
            <text:p><text:span text:style-name="T4">MyObject.java</text:span></text:p>
            <text:p><text:span text:style-name="T4">SkyObject.java</text:span></text:p>
            <text:p text:style-name="P1"><text:span text:style-name="T4">...</text:span></text:p>
          </draw:text-box>
        </draw:frame>
        <draw:frame draw:style-name="gr25" draw:layer="layout" svg:width="2.754cm" svg:height="1.445cm" svg:x="5.122cm" svg:y="14.3cm">
          <draw:text-box>
            <text:p><text:span text:style-name="T4">MyObject.class</text:span></text:p>
            <text:p><text:span text:style-name="T4">SkyObject.class</text:span></text:p>
            <text:p text:style-name="P1"><text:span text:style-name="T4">...</text:span></text:p>
          </draw:text-box>
        </draw:frame>
        <draw:line draw:style-name="gr26" draw:text-style-name="P1" xml:id="id11" draw:id="id11" draw:layer="layout" svg:x1="12.6cm" svg:y1="3.9cm" svg:x2="14.1cm" svg:y2="3.9cm">
          <text:p/>
        </draw:line>
      </draw:page>
      <draw:page draw:name="page2" draw:style-name="dp1" draw:master-page-name="Обычный">
        <draw:frame draw:style-name="gr18" draw:text-style-name="P7" draw:layer="layout" svg:width="3.131cm" svg:height="1.445cm" svg:x="2.231cm" svg:y="2.1cm">
          <draw:text-box>
            <text:p><text:span text:style-name="T4">MainActivity.java</text:span></text:p>
            <text:p><text:span text:style-name="T4">GameActivity.java</text:span></text:p>
            <text:p text:style-name="P1"><text:span text:style-name="T4">...</text:span></text:p>
          </draw:text-box>
        </draw:frame>
        <draw:frame draw:style-name="gr19" draw:text-style-name="P7" draw:layer="layout" svg:width="3.224cm" svg:height="1.445cm" svg:x="2.1cm" svg:y="4.9cm">
          <draw:text-box>
            <text:p><text:span text:style-name="T4">MainActivity.class</text:span></text:p>
            <text:p><text:span text:style-name="T4">GameActivity.class</text:span></text:p>
            <text:p text:style-name="P1"><text:span text:style-name="T4">...</text:span></text:p>
          </draw:text-box>
        </draw:frame>
        <draw:frame draw:style-name="gr20" draw:text-style-name="P7" draw:layer="layout" svg:width="2.136cm" svg:height="1.843cm" svg:x="3.098cm" svg:y="7.5cm">
          <draw:text-box>
            <text:p><text:span text:style-name="T4">color.xml</text:span></text:p>
            <text:p><text:span text:style-name="T4">dimens.xml</text:span></text:p>
            <text:p><text:span text:style-name="T4">strings.xml</text:span></text:p>
            <text:p><text:span text:style-name="T4">style.xml</text:span></text:p>
          </draw:text-box>
        </draw:frame>
        <draw:frame draw:style-name="gr21" draw:text-style-name="P7" draw:layer="layout" svg:width="1.285cm" svg:height="1.445cm" svg:x="3.5cm" svg:y="11.3cm">
          <draw:text-box>
            <text:p><text:span text:style-name="T4">*.gif</text:span></text:p>
            <text:p><text:span text:style-name="T4">*.jpg</text:span></text:p>
            <text:p><text:span text:style-name="T4">*.png</text:span></text:p>
          </draw:text-box>
        </draw:frame>
        <draw:frame draw:style-name="gr22" draw:text-style-name="P7" draw:layer="layout" svg:width="3.106cm" svg:height="1.445cm" svg:x="2.3cm" svg:y="14.6cm">
          <draw:text-box>
            <text:p><text:span text:style-name="T4">activity_main.xml</text:span></text:p>
            <text:p><text:span text:style-name="T4">activity_game.xml</text:span></text:p>
            <text:p text:style-name="P1"><text:span text:style-name="T4">...</text:span></text:p>
          </draw:text-box>
        </draw:frame>
        <draw:frame draw:style-name="gr23" draw:text-style-name="P7" draw:layer="layout" svg:width="4.003cm" svg:height="1.843cm" svg:x="10.4cm" svg:y="2.3cm">
          <draw:text-box>
            <text:p><text:span text:style-name="T4">btn_bg_main.xml</text:span></text:p>
            <text:p><text:span text:style-name="T4">btn_bg_view_object.xml</text:span></text:p>
            <text:p><text:span text:style-name="T4">linearlayout_bg.xml</text:span></text:p>
            <text:p><text:span text:style-name="T4">tab_bg.xml</text:span></text:p>
          </draw:text-box>
        </draw:frame>
        <draw:frame draw:style-name="gr27" draw:text-style-name="P7" draw:layer="layout" svg:width="3.995cm" svg:height="1.445cm" svg:x="9.4cm" svg:y="5.8cm">
          <draw:text-box>
            <text:p><text:span text:style-name="T4">MyObject.java</text:span></text:p>
            <text:p><text:span text:style-name="T4">ConstellationObject.java</text:span></text:p>
            <text:p text:style-name="P1"><text:span text:style-name="T4">...</text:span></text:p>
          </draw:text-box>
        </draw:frame>
        <draw:frame draw:style-name="gr25" draw:layer="layout" svg:width="2.754cm" svg:height="1.445cm" svg:x="10.7cm" svg:y="8.7cm">
          <draw:text-box>
            <text:p><text:span text:style-name="T4">MyObject.class</text:span></text:p>
            <text:p><text:span text:style-name="T4">SkyObject.class</text:span></text:p>
            <text:p text:style-name="P1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amond" svg:viewBox="0 0 3000 6000" svg:d="m1500 0 1500 3000-1500 3000-1500-3000z"/>
    <draw:marker draw:name="Short_20_line_20_Arrow" draw:display-name="Short line Arrow" svg:viewBox="0 0 3000 3000" svg:d="m1500 0 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15T08:22:58.14</meta:creation-date>
    <dc:date>2015-11-23T20:01:04.32</dc:date>
    <dc:creator>Василий </dc:creator>
    <meta:editing-duration>PT2H33M7S</meta:editing-duration>
    <meta:editing-cycles>9</meta:editing-cycles>
    <meta:generator>OpenOffice/4.0.1$Win32 OpenOffice.org_project/401m5$Build-9714</meta:generator>
    <meta:document-statistic meta:object-count="166"/>
  </office:meta>
</office:document-meta>
</file>